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&lt;h1&gt;Masmorra&lt;/h1&gt;</text:p>
      <text:p/>
      <text:p>&lt;h2&gt;Mapa&lt;/h2&gt;</text:p>
      <text:p/>
      <text:p>&lt;p&gt;Inserir Mapa aqui&lt;/p&gt;</text:p>
      <text:p/>
      <text:p>&lt;h2&gt;Salas&lt;/h2&gt;</text:p>
      <text:p/>
      <text:p>&lt;hr /&gt;</text:p>
      <text:p/>
      <text:p>&lt;h3&gt;Sala 1&lt;/h3&gt;</text:p>
      <text:p/>
      <text:p>&lt;h3&gt;Sala 2&lt;/h3&gt;</text:p>
      <text:p/>
      <text:p>&lt;h3&gt;Sala 3&lt;/h3&gt;</text:p>
      <text:p/>
      <text:p>&lt;ul&gt;</text:p>
      <text:p>&lt;li&gt;&lt;h4&gt;Combate&lt;/h4&gt;</text:p>
      <text:p/>
      <text:p>&lt;ol&gt;</text:p>
      <text:p>&lt;li&gt;&lt;h5&gt;Inimigo Teste 1&lt;/h5&gt;&lt;/li&gt;</text:p>
      <text:p>&lt;li&gt;&lt;h5&gt;Inimigo Teste 2&lt;/h5&gt;&lt;/li&gt;</text:p>
      <text:p>&lt;li&gt;&lt;h5&gt;Inimigo Teste 3&lt;/h5&gt;&lt;/li&gt;</text:p>
      <text:p>&lt;li&gt;&lt;h5&gt;Inimigo Teste 4&lt;/h5&gt;&lt;/li&gt;</text:p>
      <text:p>&lt;/ol&gt;&lt;/li&gt;</text:p>
      <text:p>&lt;li&gt;&lt;h4&gt;Tesouro III&lt;/h4&gt;</text:p>
      <text:p/>
      <text:p>&lt;ul&gt;</text:p>
      <text:p>&lt;li&gt;&lt;h5&gt;Item Teste&lt;/h5&gt;&lt;/li&gt;</text:p>
      <text:p>&lt;li&gt;&lt;h5&gt;Item Teste&lt;/h5&gt;&lt;/li&gt;</text:p>
      <text:p>&lt;li&gt;&lt;h5&gt;Item Teste&lt;/h5&gt;&lt;/li&gt;</text:p>
      <text:p>&lt;/ul&gt;&lt;/li&gt;</text:p>
      <text:p>&lt;/ul&gt;</text:p>
      <text:p/>
      <text:p>&lt;h3&gt;Sala 4&lt;/h3&gt;</text:p>
      <text:p/>
      <text:p>&lt;ul&gt;</text:p>
      <text:p>&lt;li&gt;&lt;h4&gt;Combate&lt;/h4&gt;</text:p>
      <text:p/>
      <text:p>&lt;ol&gt;</text:p>
      <text:p>&lt;li&gt;&lt;h5&gt;Inimigo Teste 1&lt;/h5&gt;&lt;/li&gt;</text:p>
      <text:p>&lt;li&gt;&lt;h5&gt;Inimigo Teste 2&lt;/h5&gt;&lt;/li&gt;</text:p>
      <text:p>&lt;li&gt;&lt;h5&gt;Inimigo Teste 3&lt;/h5&gt;&lt;/li&gt;</text:p>
      <text:p>&lt;li&gt;&lt;h5&gt;Inimigo Teste 4&lt;/h5&gt;&lt;/li&gt;</text:p>
      <text:p>&lt;/ol&gt;&lt;/li&gt;</text:p>
      <text:p>&lt;/ul&gt;</text:p>
      <text:p/>
      <text:p>&lt;h3&gt;Sala 5&lt;/h3&gt;</text:p>
      <text:p/>
      <text:p>&lt;h3&gt;Sala 6&lt;/h3&gt;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